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style="italic"/>
    </style:style>
    <style:style style:family="text" style:name="T3" style:display-name="T3"/>
    <style:style style:family="text" style:name="T4" style:display-name="T4">
      <style:text-properties fo:font-style="italic" fo:font-weight="bold"/>
    </style:style>
    <style:style style:family="text" style:name="T5" style:display-name="T5">
      <style:text-properties fo:color="#000000" style:text-underline-type="single" style:font-name="Times New Roman" fo:font-size="12pt" fo:language="en" fo:country="US" fo:font-weight="normal"/>
    </style:style>
    <style:style style:family="text" style:name="T6" style:display-name="T6">
      <style:text-properties fo:color="#000000" style:font-name="Times New Roman" fo:font-size="12pt" fo:language="en" fo:country="US" fo:font-weight="normal"/>
    </style:style>
    <style:style style:family="text" style:name="T7" style:display-name="T7">
      <style:text-properties fo:color="#000000" style:font-name="Times New Roman" fo:font-size="12pt" fo:language="en" fo:country="US" fo:font-style="italic" fo:font-weight="bold"/>
    </style:style>
    <style:style style:family="text" style:name="T8" style:display-name="T8">
      <style:text-properties style:text-underline-type="single"/>
    </style:style>
    <style:style style:family="paragraph" style:name="P5" style:display-name="P5" style:parent-style-name="Normal">
      <style:paragraph-properties fo:text-align="left" fo:text-indent="0.0000in" fo:line-height="200%" fo:margin-left="0.0000in" fo:margin-right="0.0000in" fo:margin-top="0.0000in" fo:margin-bottom="0.0000in" style:writing-mode="lr"/>
    </style:style>
    <style:style style:family="paragraph" style:name="P6" style:display-name="P6" style:parent-style-name="Normal">
      <style:paragraph-properties fo:text-align="left" fo:line-height="200%"/>
      <style:text-properties fo:color="#000000" style:font-name="Times New Roman" fo:font-size="12pt" fo:language="en" fo:country="US" fo:font-weight="normal"/>
    </style:style>
    <style:style style:family="paragraph" style:name="P7" style:display-name="P7" style:parent-style-name="Normal">
      <style:paragraph-properties fo:text-align="left" fo:text-indent="0.0000in" fo:line-height="2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family="paragraph" style:name="P1" style:display-name="P1">
      <style:paragraph-properties fo:text-align="center" fo:line-height="200%"/>
    </style:style>
    <style:style style:family="paragraph" style:name="P2" style:display-name="P2" style:parent-style-name="Normal">
      <style:paragraph-properties fo:text-align="center" fo:line-height="200%"/>
    </style:style>
    <style:style style:family="paragraph" style:name="P3" style:display-name="P3" style:parent-style-name="Normal">
      <style:paragraph-properties fo:text-align="left" fo:line-height="200%"/>
    </style:style>
    <style:style style:family="paragraph" style:name="P4" style:display-name="P4" style:parent-style-name="Normal">
      <style:paragraph-properties fo:text-align="left" fo:line-height="200%" style:writing-mode="lr"/>
    </style:style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Pandaversi API</text:span></text:p>
        <text:p text:style-name="P2"/>
        <text:p text:style-name="P3"><text:span text:style-name="T1">Purpose</text:span></text:p>
        <text:p text:style-name="P3"><text:tab/>The Pandaversi API is an attempt to create a free and lightweight solution to self hosting a server for your favorite board game(s). Currently, the project only supports reversi, but I am looking into expanding the api to supporting multiple games. The API provides a backend which makes writing a reversi client extremely simple. Pandaversi supports multi-device play, and works through sending simple HTTP requests.</text:p>
        <text:p text:style-name="P3"/>
        <text:p text:style-name="P3"><text:span text:style-name="T1">Installation</text:span></text:p>
        <text:p text:style-name="P3"><text:tab/>NOTE: The Pandaversi API has only been tested on Ubuntu server, but I assume the API will work on most linux distributions.</text:p>
        <text:p text:style-name="P3"/>
        <text:p text:style-name="P3"><text:tab/>Apt Packages:</text:p>
        <text:p text:style-name="P3"><text:tab/><text:tab/>Openresty - The webserver powering lapis.</text:p>
        <text:p text:style-name="P3"><text:tab/><text:tab/>Lua - All of the code in the API is written in lua, and it powers the project.</text:p>
        <text:p text:style-name="P3"><text:tab/><text:tab/>Luarocks - The package manager used to install lua modules</text:p>
        <text:p text:style-name="P3"><text:tab/><text:tab/>Postgresql - Postgres is the only tested database for pandaversi</text:p>
        <text:p text:style-name="P3"/>
        <text:p text:style-name="P3"><text:tab/>Luarocks Packages</text:p>
        <text:p text:style-name="P3"><text:tab/><text:tab/>lapis</text:p>
        <text:p text:style-name="P3"><text:tab/><text:tab/>luajwt</text:p>
        <text:p text:style-name="P3"><text:tab/><text:tab/>lsha2</text:p>
        <text:p text:style-name="P3"/>
        <text:p text:style-name="P3"><text:tab/>After installing the necessary packages, the first thing to do is create a new database in postgres with the command <text:span text:style-name="T2">createdb pandaversi </text:span>as the postgres user<text:span text:style-name="T2">. </text:span>Afterwards, type <text:span text:style-name="T2">psql -d pandaversi.</text:span> In this prompt, type the following SQL:</text:p>
        <text:p text:style-name="P3"><text:tab/><text:span text:style-name="T1">CREATE TABLE game(</text:span></text:p>
        <text:p text:style-name="P3"><text:span text:style-name="T1"><text:tab/><text:tab/>id SERIAL NOT NULL,</text:span></text:p>
        <text:p text:style-name="P3"><text:span text:style-name="T1"><text:tab/><text:tab/>board text,</text:span></text:p>
        <text:p text:style-name="P3"><text:span text:style-name="T1"><text:tab/><text:tab/>status int,</text:span></text:p>
        <text:p text:style-name="P3"><text:span text:style-name="T1"><text:tab/><text:tab/>turn int,</text:span></text:p>
        <text:p text:style-name="P3"><text:span text:style-name="T1"><text:tab/><text:tab/>black text,</text:span></text:p>
        <text:p text:style-name="P3"><text:span text:style-name="T1"><text:tab/><text:tab/>white text</text:span></text:p>
        <text:p text:style-name="P3"><text:span text:style-name="T1"><text:tab/>);</text:span></text:p>
        <text:p text:style-name="P3"><text:span text:style-name="T1"><text:tab/>CREATE TABLE users(</text:span></text:p>
        <text:p text:style-name="P3"><text:span text:style-name="T1"><text:tab/><text:tab/>name text,</text:span></text:p>
        <text:p text:style-name="P3"><text:span text:style-name="T1"><text:tab/><text:tab/>hash text,</text:span></text:p>
        <text:p text:style-name="P3"><text:span text:style-name="T1"><text:tab/><text:tab/>salt text</text:span></text:p>
        <text:p text:style-name="P3"><text:span text:style-name="T1"><text:tab/>);<text:tab/></text:span></text:p>
        <text:p text:style-name="P3"><text:span text:style-name="T1"><text:tab/></text:span></text:p>
        <text:p text:style-name="P3"><text:span text:style-name="T1"><text:tab/>\q</text:span></text:p>
        <text:p text:style-name="P3"/>
        <text:p text:style-name="P3"><text:tab/>After setting up postgres, download the source tarball. Extract it to the directory of your choice. After extracting, make a file called config.lua as follows:</text:p>
        <text:p text:style-name="P4"><text:tab/><text:span text:style-name="T1">local config = require("lapis.config")</text:span></text:p>
        <text:p text:style-name="P4"/>
        <text:p text:style-name="P4"><text:span text:style-name="T1"><text:tab/>config("production", {</text:span></text:p>
        <text:p text:style-name="P4"><text:span text:style-name="T1"><text:tab/><text:tab/>postgres = {</text:span></text:p>
        <text:p text:style-name="P4"><text:span text:style-name="T1"><text:tab/><text:tab/><text:tab/>host = "[IP ADDRESS OF SERVER RUNNING POSTGRES]”,</text:span></text:p>
        <text:p text:style-name="P4"><text:span text:style-name="T1"><text:tab/><text:tab/><text:tab/>user = "[POSTGRES USERNAME]",</text:span></text:p>
        <text:p text:style-name="P4"><text:span text:style-name="T1"><text:tab/><text:tab/><text:tab/>password = "[PASSWORD]",</text:span></text:p>
        <text:p text:style-name="P4"><text:span text:style-name="T1"><text:tab/><text:tab/><text:tab/>database = "pandaversi"</text:span></text:p>
        <text:p text:style-name="P4"><text:span text:style-name="T1"><text:tab/><text:tab/>},</text:span></text:p>
        <text:p text:style-name="P4"><text:span text:style-name="T1"><text:tab/><text:tab/>port = 80,</text:span></text:p>
        <text:p text:style-name="P4"><text:span text:style-name="T1"><text:tab/> <text:s/><text:tab/> <text:s/>secret = "[RANDOM STRING]"</text:span></text:p>
        <text:p text:style-name="P4"><text:span text:style-name="T1"><text:tab/>})</text:span></text:p>
        <text:p text:style-name="P3"/>
        <text:p text:style-name="P3"><text:tab/>Run the command <text:span text:style-name="T2">sudo lapis server production, </text:span>and the api is up and running.</text:p>
        <text:p text:style-name="P3"/>
        <text:p text:style-name="P3"><text:span text:style-name="T1">Usage</text:span></text:p>
        <text:p text:style-name="P3"><text:tab/>A user must first make an account from <text:span text:style-name="T2">/user/register</text:span>. The credentials can later be used in <text:span text:style-name="T2">/user/login </text:span>for a new access token. The token should be placed in a header called access for all other requests. </text:p>
        <text:p text:style-name="P3"><text:tab/>The user can then request for a game to be made. <text:span text:style-name="T3">A</text:span>fter their turn, <text:span text:style-name="T2">/game/check</text:span><text:span text:style-name="T3"> will provide if the opponent has made their move or if the game is over.  </text:span><text:span text:style-name="T2">/game/find</text:span><text:span text:style-name="T3"> can be used to make a menu with every game the player has played in.</text:span></text:p>
        <text:p text:style-name="P3"/>
        <text:p text:style-name="P3"><text:tab/><text:span text:style-name="T4">POST - /user/register</text:span></text:p>
        <text:p text:style-name="P3"><text:tab/><text:tab/><text:span text:style-name="T5">Parameters</text:span></text:p>
        <text:p text:style-name="P5"><text:span text:style-name="T6"><text:tab/><text:tab/><text:tab/>name</text:span></text:p>
        <text:p text:style-name="P5"><text:span text:style-name="T6"><text:tab/><text:tab/><text:tab/>password</text:span></text:p>
        <text:p text:style-name="P5"/>
        <text:p text:style-name="P5"><text:span text:style-name="T6"><text:tab/><text:tab/></text:span><text:span text:style-name="T5">Purpose</text:span></text:p>
        <text:p text:style-name="P5"><text:span text:style-name="T6"><text:tab/><text:tab/><text:tab/>Creates a new user and generates an access token:</text:span></text:p>
        <text:p text:style-name="P5"><text:span text:style-name="T6"><text:tab/><text:tab/><text:tab/></text:span></text:p>
        <text:p text:style-name="P5"><text:span text:style-name="T6"><text:tab/><text:tab/></text:span><text:span text:style-name="T5">Return</text:span></text:p>
        <text:p text:style-name="P5"><text:span text:style-name="T6"><text:tab/><text:tab/><text:tab/>{access: ‘TOKEN’}</text:span></text:p>
        <text:p text:style-name="P6"><text:tab/><text:tab/></text:p>
        <text:p text:style-name="P6"><text:tab/><text:span text:style-name="T7">POST - /user/login</text:span></text:p>
        <text:p text:style-name="P7"><text:span text:style-name="T6"><text:tab/><text:tab/></text:span><text:span text:style-name="T5">Parameters</text:span></text:p>
        <text:p text:style-name="P7"><text:span text:style-name="T6"><text:tab/><text:tab/><text:tab/>name</text:span></text:p>
        <text:p text:style-name="P7"><text:span text:style-name="T6"><text:tab/><text:tab/><text:tab/>password</text:span></text:p>
        <text:p text:style-name="P7"/>
        <text:p text:style-name="P7"><text:span text:style-name="T6"><text:tab/><text:tab/></text:span><text:span text:style-name="T5">Purpose</text:span></text:p>
        <text:p text:style-name="P7"><text:span text:style-name="T6"><text:tab/><text:tab/><text:tab/>Generate a token given credentials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{access: ‘TOKEN’}</text:span></text:p>
        <text:p text:style-name="P7"/>
        <text:p text:style-name="P7"><text:span text:style-name="T6"><text:tab/></text:span><text:span text:style-name="T7">GET - /user/name</text:span></text:p>
        <text:p text:style-name="P7"><text:span text:style-name="T6"><text:tab/><text:tab/></text:span><text:span text:style-name="T5">Purpose</text:span></text:p>
        <text:p text:style-name="P7"><text:span text:style-name="T6"><text:tab/><text:tab/><text:tab/>Retrieve the username from an access token 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On Success: Username</text:span></text:p>
        <text:p text:style-name="P7"><text:span text:style-name="T6"><text:tab/><text:tab/><text:tab/>On Failure: “fail”</text:span></text:p>
        <text:p text:style-name="P7"><text:span text:style-name="T6"><text:tab/><text:tab/></text:span></text:p>
        <text:p text:style-name="P7"><text:span text:style-name="T6"><text:tab/></text:span><text:span text:style-name="T7">GET - /game/find</text:span></text:p>
        <text:p text:style-name="P7"><text:span text:style-name="T6"><text:tab/><text:tab/></text:span><text:span text:style-name="T5">Purpose</text:span></text:p>
        <text:p text:style-name="P7"><text:span text:style-name="T6"><text:tab/><text:tab/><text:tab/>Get a list with all of the games a user has played.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[</text:span></text:p>
        <text:p text:style-name="P7"><text:span text:style-name="T6"><text:tab/><text:tab/><text:tab/><text:tab/>{</text:span></text:p>
        <text:p text:style-name="P7"><text:span text:style-name="T6"><text:tab/><text:tab/><text:tab/><text:tab/><text:tab/>id (int),</text:span></text:p>
        <text:p text:style-name="P7"><text:span text:style-name="T6"><text:tab/><text:tab/><text:tab/><text:tab/><text:tab/>board (string),</text:span></text:p>
        <text:p text:style-name="P7"><text:span text:style-name="T6"><text:tab/><text:tab/><text:tab/><text:tab/><text:tab/>status (int),</text:span></text:p>
        <text:p text:style-name="P7"><text:span text:style-name="T6"><text:tab/><text:tab/><text:tab/><text:tab/><text:tab/>turn (1),</text:span></text:p>
        <text:p text:style-name="P7"><text:span text:style-name="T6"><text:tab/><text:tab/><text:tab/><text:tab/><text:tab/>black (string),</text:span></text:p>
        <text:p text:style-name="P7"><text:span text:style-name="T6"><text:tab/><text:tab/><text:tab/><text:tab/><text:tab/>white(string)</text:span></text:p>
        <text:p text:style-name="P7"><text:span text:style-name="T6"><text:tab/><text:tab/><text:tab/>]</text:span></text:p>
        <text:p text:style-name="P7"/>
        <text:p text:style-name="P7"><text:tab/><text:span text:style-name="T4">GET - /game/board</text:span></text:p>
        <text:p text:style-name="P7"><text:tab/><text:tab/><text:span text:style-name="T8">Purpose</text:span></text:p>
        <text:p text:style-name="P7"><text:span text:style-name="T2"><text:tab/><text:tab/><text:tab/></text:span>Returns the current board</text:p>
        <text:p text:style-name="P7"/>
        <text:p text:style-name="P7"><text:tab/><text:tab/><text:span text:style-name="T8">Parameters</text:span></text:p>
        <text:p text:style-name="P7"><text:tab/><text:tab/><text:tab/>id - the game id</text:p>
        <text:p text:style-name="P7"/>
        <text:p text:style-name="P7"><text:tab/><text:tab/><text:span text:style-name="T8">Return</text:span></text:p>
        <text:p text:style-name="P7"><text:tab/><text:tab/><text:tab/>An 8x8 matrix of the board</text:p>
        <text:p text:style-name="P7"/>
        <text:p text:style-name="P7"/>
        <text:p text:style-name="P7"><text:span text:style-name="T6"><text:tab/></text:span><text:span text:style-name="T7">POST - /game/new</text:span></text:p>
        <text:p text:style-name="P7"><text:span text:style-name="T7"><text:tab/><text:tab/></text:span><text:span text:style-name="T5">Purpose</text:span></text:p>
        <text:p text:style-name="P7"><text:span text:style-name="T6"><text:tab/><text:tab/><text:tab/>Creates a new game in the database</text:span></text:p>
        <text:p text:style-name="P7"/>
        <text:p text:style-name="P7"><text:span text:style-name="T6"><text:tab/><text:tab/></text:span><text:span text:style-name="T5">Parameters</text:span></text:p>
        <text:p text:style-name="P7"><text:span text:style-name="T6"><text:tab/><text:tab/><text:tab/>white - The username of the opponent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The id of the game will be returned</text:span></text:p>
        <text:p text:style-name="P7"/>
        <text:p text:style-name="P7"><text:span text:style-name="T7"><text:tab/>GET - /game/check</text:span></text:p>
        <text:p text:style-name="P7"><text:span text:style-name="T7"><text:tab/><text:tab/></text:span><text:span text:style-name="T5">Purpose</text:span></text:p>
        <text:p text:style-name="P7"><text:span text:style-name="T6"><text:tab/><text:tab/><text:tab/>Checks whose turn it is</text:span></text:p>
        <text:p text:style-name="P7"/>
        <text:p text:style-name="P7"><text:span text:style-name="T6"><text:tab/><text:tab/></text:span><text:span text:style-name="T5">Parameters</text:span></text:p>
        <text:p text:style-name="P7"><text:span text:style-name="T6"><text:tab/><text:tab/><text:tab/>id - The id of the game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0 - Black’s turn</text:span></text:p>
        <text:p text:style-name="P7"><text:span text:style-name="T6"><text:tab/><text:tab/><text:tab/>1 - White’s turn</text:span></text:p>
        <text:p text:style-name="P7"><text:span text:style-name="T6"><text:tab/><text:tab/><text:tab/>over - The game has been terminated</text:span></text:p>
        <text:p text:style-name="P7"><text:span text:style-name="T6"><text:tab/><text:tab/><text:tab/>fail - The request does not have a proper access token </text:span></text:p>
        <text:p text:style-name="P7"/>
        <text:p text:style-name="P7"><text:span text:style-name="T6"><text:tab/></text:span><text:span text:style-name="T7">POST - /game/move</text:span></text:p>
        <text:p text:style-name="P7"><text:span text:style-name="T6"><text:tab/><text:tab/></text:span><text:span text:style-name="T5">Purpose</text:span></text:p>
        <text:p text:style-name="P7"><text:span text:style-name="T6"><text:tab/><text:tab/><text:tab/>Allows a player to place a new piece on the board.</text:span></text:p>
        <text:p text:style-name="P7"/>
        <text:p text:style-name="P7"><text:span text:style-name="T6"><text:tab/><text:tab/></text:span><text:span text:style-name="T5">Parameters</text:span></text:p>
        <text:p text:style-name="P7"><text:span text:style-name="T6"><text:tab/><text:tab/><text:tab/>id - The id of the game</text:span></text:p>
        <text:p text:style-name="P7"><text:span text:style-name="T6"><text:tab/><text:tab/><text:tab/>x - The x position of the newly placed piece</text:span></text:p>
        <text:p text:style-name="P7"><text:span text:style-name="T6"><text:tab/><text:tab/><text:tab/>y - The y position of the newly placed piece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An 8x8 Matrix of the board</text:span></text:p>
        <text:p text:style-name="P7"><text:span text:style-name="T6"><text:tab/><text:tab/><text:tab/>“fail” - Illegal move</text:span></text:p>
        <text:p text:style-name="P7"/>
        <text:p text:style-name="P7"><text:span text:style-name="T6"><text:tab/></text:span><text:span text:style-name="T7">POST - /game/pass</text:span></text:p>
        <text:p text:style-name="P7"><text:span text:style-name="T7"><text:tab/><text:tab/></text:span><text:span text:style-name="T5">Purpose</text:span></text:p>
        <text:p text:style-name="P7"><text:span text:style-name="T6"><text:tab/><text:tab/><text:tab/>Allows a player to skip their turn.</text:span></text:p>
        <text:p text:style-name="P7"><text:span text:style-name="T6"><text:tab/><text:tab/><text:tab/>After two passes in a row, the game ends.</text:span></text:p>
        <text:p text:style-name="P7"/>
        <text:p text:style-name="P7"><text:span text:style-name="T6"><text:tab/><text:tab/></text:span><text:span text:style-name="T5">Parameters</text:span></text:p>
        <text:p text:style-name="P7"><text:span text:style-name="T6"><text:tab/><text:tab/><text:tab/>id - the id of the game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Returns the number of consecutive passes. </text:span></text:p>
        <text:p text:style-name="P7"><text:span text:style-name="T6"><text:tab/><text:tab/><text:tab/>If it returns 2, the game is over.</text:span></text:p>
        <text:p text:style-name="P7"/>
        <text:p text:style-name="P7"><text:span text:style-name="T6"><text:tab/></text:span><text:span text:style-name="T7">POST - /game/winner</text:span></text:p>
        <text:p text:style-name="P7"><text:span text:style-name="T6"><text:tab/><text:tab/></text:span><text:span text:style-name="T5">Purpose</text:span></text:p>
        <text:p text:style-name="P7"><text:span text:style-name="T6"><text:tab/><text:tab/><text:tab/>Returns which player is currently winning.</text:span></text:p>
        <text:p text:style-name="P7"/>
        <text:p text:style-name="P7"><text:span text:style-name="T6"><text:tab/><text:tab/></text:span><text:span text:style-name="T5">Parameters</text:span></text:p>
        <text:p text:style-name="P7"><text:span text:style-name="T6"><text:tab/><text:tab/><text:tab/>id - the id of the game</text:span></text:p>
        <text:p text:style-name="P7"/>
        <text:p text:style-name="P7"><text:span text:style-name="T6"><text:tab/><text:tab/></text:span><text:span text:style-name="T5">Return</text:span></text:p>
        <text:p text:style-name="P7"><text:span text:style-name="T6"><text:tab/><text:tab/><text:tab/>0 - Black is winning</text:span></text:p>
        <text:p text:style-name="P7"><text:span text:style-name="T6"><text:tab/><text:tab/><text:tab/>1 - White is winning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jorge</dc:creator>
    <meta:creation-date>Sat Apr  2 00:11:17 2016
</meta:creation-date>
    <dc:date>Sat Apr  2 16:10:05 2016
</dc:date>
  </office:meta>
</office:document-meta>
</file>